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94C8891BB2FE267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 svg:font-family="Gabriola" style:font-family-generic="decorative"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itleSpineRecipeBook">
      <style:paragraph-properties fo:margin-top="0.2in" fo:margin-bottom="0.2in" loext:contextual-spacing="false" fo:line-height="150%" fo:break-before="page"/>
    </style:style>
    <style:style style:name="P2" style:family="paragraph" style:parent-style-name="TitleRecipeBook">
      <style:text-properties fo:language="en" fo:country="US" style:language-asian="zxx" style:country-asian="none" style:language-complex="ar" style:country-complex="SA"/>
    </style:style>
    <style:style style:name="P3" style:family="paragraph" style:parent-style-name="TitleRecipeBook" style:master-page-name="TitlePageStyle">
      <style:paragraph-properties style:page-number="auto"/>
      <style:text-properties fo:language="en" fo:country="US" style:language-asian="zxx" style:country-asian="none" style:language-complex="ar" style:country-complex="SA"/>
    </style:style>
    <style:style style:name="P4" style:family="paragraph" style:parent-style-name="TitleRecipeBook" style:master-page-name="SpineTitlePageStyle">
      <style:paragraph-properties style:page-number="auto"/>
      <style:text-properties style:font-name="Times New Roman" fo:language="en" fo:country="US" style:language-asian="zxx" style:country-asian="none" style:font-name-complex="Times New Roman" style:language-complex="ar" style:country-complex="SA"/>
    </style:style>
    <style:style style:name="P5" style:family="paragraph">
      <loext:graphic-properties draw:fill="bitmap" draw:fill-color="#ffffff" draw:fill-image-name="Fishscale" draw:fill-image-width="0in" draw:fill-image-height="0in" style:repeat="repeat"/>
      <style:paragraph-properties style:writing-mode="lr-tb"/>
    </style:style>
    <style:style style:name="P6" style:family="paragraph">
      <loext:graphic-properties draw:fill="solid" draw:fill-color="#000000"/>
      <style:paragraph-properties style:writing-mode="lr-tb"/>
    </style:style>
    <style:style style:name="P7" style:family="paragraph">
      <loext:graphic-properties draw:fill="none" draw:fill-color="#ffffff"/>
      <style:paragraph-properties fo:text-align="center" style:writing-mode="lr-tb"/>
    </style:style>
    <style:style style:name="P8" style:family="paragraph">
      <loext:graphic-properties draw:fill="solid" draw:fill-color="#ffff00"/>
      <style:paragraph-properties style:writing-mode="lr-tb"/>
    </style:style>
    <style:style style:name="fr1" style:family="graphic" style:parent-style-name="Frame">
      <style:graphic-properties style:wrap="none" style:vertical-pos="middle" style:vertical-rel="page-content" style:horizontal-pos="center" style:horizontal-rel="page" fo:background-color="#ffffff" style:background-transparency="0%" draw:fill="solid" draw:fill-color="#ffffff" draw:opacity="100%" style:border-line-width="0.0008in 0.0138in 0.0008in" fo:padding="0.0146in" fo:border="1.11pt double #000000"/>
    </style:style>
    <style:style style:name="fr2" style:family="graphic" style:parent-style-name="Frame">
      <style:graphic-properties style:vertical-pos="from-top" style:vertical-rel="paragraph" style:horizontal-pos="from-left" style:horizontal-rel="paragraph"/>
    </style:style>
    <style:style style:name="gr1" style:family="graphic">
      <style:graphic-properties fo:margin-top="0in" fo:margin-bottom="0.3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0102in" svg:stroke-color="#808080" svg:stroke-opacity="100%" draw:stroke-linejoin="round" draw:fill="bitmap" draw:fill-color="#ffffff" draw:fill-image-name="Fishscale" draw:fill-image-width="0in" draw:fill-image-height="0in" style:repeat="repeat" draw:textarea-horizontal-align="left" draw:textarea-vertical-align="middle" draw:auto-grow-height="false" fo:padding-top="0.0902in" fo:padding-bottom="0.0902in" fo:padding-left="0.1736in" fo:padding-right="0.1736in" fo:wrap-option="no-wrap" draw:shadow-color="#808080" style:run-through="foreground"/>
    </style:style>
    <style:style style:name="gr3" style:family="graphic">
      <style:graphic-properties draw:stroke="solid" svg:stroke-width="0.0102in" svg:stroke-color="#808080" svg:stroke-opacity="100%" draw:stroke-linejoin="round" draw:fill="solid" draw:fill-color="#000000" draw:textarea-horizontal-align="left" draw:textarea-vertical-align="middle" draw:auto-grow-height="false" fo:padding-top="0.0902in" fo:padding-bottom="0.0902in" fo:padding-left="0.1736in" fo:padding-right="0.1736in" fo:wrap-option="no-wrap" draw:shadow-color="#808080" style:run-through="foreground"/>
    </style:style>
    <style:style style:name="gr4" style:family="graphic">
      <style:graphic-properties draw:stroke="solid" svg:stroke-width="0.0201in" svg:stroke-color="#000000"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5" style:family="graphic">
      <style:graphic-properties fo:margin-top="0in" fo:margin-bottom="0.5in" style:run-through="foreground" style:wrap="none" style:vertical-pos="from-top" style:vertical-rel="paragraph-content" style:horizontal-pos="center" style:horizontal-rel="paragraph" draw:wrap-influence-on-position="once-concurrent" style:flow-with-text="false"/>
    </style:style>
    <style:style style:name="gr6" style:family="graphic">
      <style:graphic-properties draw:stroke="solid" svg:stroke-width="0.0102in" svg:stroke-color="#808080" svg:stroke-opacity="100%" draw:stroke-linejoin="round" draw:fill="solid" draw:fill-color="#ffff00" draw:textarea-horizontal-align="left" draw:textarea-vertical-align="middle" draw:auto-grow-height="false" fo:padding-top="0.0902in" fo:padding-bottom="0.0902in" fo:padding-left="0.1736in" fo:padding-right="0.1736in" fo:wrap-option="no-wrap" draw:shadow-color="#808080" style:run-through="foreground"/>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g text:anchor-type="paragraph" draw:z-index="1" draw:style-name="gr5"><draw:custom-shape draw:style-name="gr6" draw:text-style-name="P8" svg:width="0.2823in" svg:height="0.5012in" draw:transform="rotate (-3.14159265358979) translate (0.920833333333333in 0.710416666666667in)"><text:p/><draw:enhanced-geometry svg:viewBox="0 0 21600 21600" draw:mirror-horizontal="true" draw:text-areas="?f1 ?f15 21600 ?f16" draw:glue-points="21600 0 0 10800 21600 21600 ?f0 10800" draw:type="moon" draw:modifiers="8894" draw:enhanced-path="M 21600 0 C ?f3 ?f5 ?f0 5080 ?f0 10800 ?f0 16520 ?f3 ?f6 21600 21600 9740 21600 0 16730 0 10800 0 4870 9740 0 21600 0 Z N"><draw:equation draw:name="f0" draw:formula="$0 "/><draw:equation draw:name="f1" draw:formula="21600-$0 "/><draw:equation draw:name="f2" draw:formula="?f1 /2"/><draw:equation draw:name="f3" draw:formula="?f2 +$0 "/><draw:equation draw:name="f4" draw:formula="$0 *1794"/><draw:equation draw:name="f5" draw:formula="?f4 /10000"/><draw:equation draw:name="f6" draw:formula="21600-?f5 "/><draw:equation draw:name="f7" draw:formula="9216"/><draw:equation draw:name="f8" draw:formula="20112"/><draw:equation draw:name="f9" draw:formula="21600-$0 "/><draw:equation draw:name="f10" draw:formula="?f9 *?f9 "/><draw:equation draw:name="f11" draw:formula="?f10 /?f7 "/><draw:equation draw:name="f12" draw:formula="1-?f11 "/><draw:equation draw:name="f13" draw:formula="?f8 *?f12 "/><draw:equation draw:name="f14" draw:formula="sqrt(?f13 )"/><draw:equation draw:name="f15" draw:formula="10800-?f14 "/><draw:equation draw:name="f16" draw:formula="10800+?f14 "/><draw:handle draw:handle-position="$0 10800" draw:handle-range-x-minimum="0" draw:handle-range-x-maximum="18900"/></draw:enhanced-geometry></draw:custom-shape><draw:custom-shape draw:style-name="gr6" draw:text-style-name="P8" svg:width="0.1996in" svg:height="0.1996in" svg:x="2.6425in" svg:y="0.4535in"><text:p/><draw:enhanced-geometry svg:viewBox="0 0 780 907" draw:type="non-primitive" draw:enhanced-path="M 390 0 L 492 276 780 228 594 457 780 679 492 631 390 907 288 631 0 679 186 457 0 228 288 276 390 0 Z N"/></draw:custom-shape><draw:custom-shape draw:style-name="gr6" draw:text-style-name="P8" svg:width="0.1996in" svg:height="0.1996in" svg:x="3.5681in" svg:y="0.8264in"><text:p/><draw:enhanced-geometry svg:viewBox="0 0 780 907" draw:type="non-primitive" draw:enhanced-path="M 390 0 L 492 276 780 228 594 457 780 679 492 631 390 907 288 631 0 679 186 457 0 228 288 276 390 0 Z N"/></draw:custom-shape><draw:custom-shape draw:style-name="gr6" draw:text-style-name="P8" svg:width="0.1996in" svg:height="0.1996in" svg:x="1.9862in" svg:y="1.2035in"><text:p/><draw:enhanced-geometry svg:viewBox="0 0 780 907" draw:type="non-primitive" draw:enhanced-path="M 390 0 L 492 276 780 228 594 457 780 679 492 631 390 907 288 631 0 679 186 457 0 228 288 276 390 0 Z N"/></draw:custom-shape></draw:g>...And Now I Dream of</text:p>
      <text:p text:style-name="P2"><draw:g text:anchor-type="paragraph" draw:z-index="0" draw:style-name="gr1"><draw:custom-shape draw:style-name="gr2" draw:text-style-name="P5" svg:width="2.7276in" svg:height="0.9768in" svg:x="0.8398in" svg:y="0.1402in"><text:p/><draw:enhanced-geometry svg:viewBox="0 0 3946 1408" draw:type="non-primitive" draw:enhanced-path="M 130 629 C 148 814 0 889 19 1074 216 988 612 788 797 685 1013 565 1223 426 1464 315 1834 129 2092 0 2426 0 2760 0 3045 100 3315 259 3630 444 3649 481 3945 759 3612 999 3666 1003 3371 1148 3145 1259 2955 1407 2464 1407 1973 1407 1871 1296 1445 1129 1056 870 917 783 723 666 511 538 165 222 17 166 17 166 112 440 130 629 N"/></draw:custom-shape><draw:custom-shape draw:style-name="gr3" draw:text-style-name="P6" svg:width="0.1996in" svg:height="0.1996in" draw:transform="rotate (0.785398163397448) translate (2.89166666666667in 0.494444444444444in)"><text:p/><draw:enhanced-geometry svg:viewBox="0 0 21600 21600" draw:glue-points="10800 0 0 10800 10800 21600 21600 10800" draw:path-stretchpoint-x="10800" draw:path-stretchpoint-y="10800" draw:text-areas="?f1 ?f1 ?f2 ?f3" draw:type="cross" draw:modifiers="958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 draw:text-style-name="P7" svg:x1="3.4898in" svg:y1="0.7004in" svg:x2="3.3354in" svg:y2="0.8323in"><text:p/></draw:line></draw:g>Tuna Fish</text:p>
      <text:p text:style-name="P4"><draw:frame draw:style-name="fr1" draw:name="Frame1" text:anchor-type="char" svg:width="0.9992in" svg:height="7.4992in" draw:z-index="2"><draw:text-box><text:p text:style-name="P1"><draw:frame draw:style-name="fr2" draw:name="Frame2" text:anchor-type="paragraph" svg:x="0.1409in" svg:y="1.9717in" svg:width="0.6571in" draw:z-index="4"><draw:text-box fo:min-height="3.7811in"><text:p text:style-name="TitleSpineRecipeBook">...And Now I Dream of Tuna Fish</text:p></draw:text-box></draw:frame><draw:g text:anchor-type="char" draw:z-index="3" draw:style-name="gr7"><draw:custom-shape draw:style-name="gr6" draw:text-style-name="P8" svg:width="0.1177in" svg:height="0.1776in" draw:transform="rotate (-1.5707963267949) translate (0.687199256342957in 0.527777777777778in)"><text:p/><draw:enhanced-geometry svg:viewBox="0 0 21600 21600" draw:mirror-horizontal="true" draw:text-areas="?f1 ?f15 21600 ?f16" draw:glue-points="21600 0 0 10800 21600 21600 ?f0 10800" draw:type="moon" draw:modifiers="8894" draw:enhanced-path="M 21600 0 C ?f3 ?f5 ?f0 5080 ?f0 10800 ?f0 16520 ?f3 ?f6 21600 21600 9740 21600 0 16730 0 10800 0 4870 9740 0 21600 0 Z N"><draw:equation draw:name="f0" draw:formula="$0 "/><draw:equation draw:name="f1" draw:formula="21600-$0 "/><draw:equation draw:name="f2" draw:formula="?f1 /2"/><draw:equation draw:name="f3" draw:formula="?f2 +$0 "/><draw:equation draw:name="f4" draw:formula="$0 *1794"/><draw:equation draw:name="f5" draw:formula="?f4 /10000"/><draw:equation draw:name="f6" draw:formula="21600-?f5 "/><draw:equation draw:name="f7" draw:formula="9216"/><draw:equation draw:name="f8" draw:formula="20112"/><draw:equation draw:name="f9" draw:formula="21600-$0 "/><draw:equation draw:name="f10" draw:formula="?f9 *?f9 "/><draw:equation draw:name="f11" draw:formula="?f10 /?f7 "/><draw:equation draw:name="f12" draw:formula="1-?f11 "/><draw:equation draw:name="f13" draw:formula="?f8 *?f12 "/><draw:equation draw:name="f14" draw:formula="sqrt(?f13 )"/><draw:equation draw:name="f15" draw:formula="10800-?f14 "/><draw:equation draw:name="f16" draw:formula="10800+?f14 "/><draw:handle draw:handle-position="$0 10800" draw:handle-range-x-minimum="0" draw:handle-range-x-maximum="18900"/></draw:enhanced-geometry></draw:custom-shape><draw:custom-shape draw:style-name="gr6" draw:text-style-name="P8" svg:width="0.0831in" svg:height="0.0705in" draw:transform="rotate (-1.5707963267949) translate (0.613888888888889in 1.37361111111111in)"><text:p/><draw:enhanced-geometry svg:viewBox="0 0 780 907" draw:type="non-primitive" draw:enhanced-path="M 390 0 L 492 276 780 228 594 457 780 679 492 631 390 907 288 631 0 679 186 457 0 228 288 276 390 0 Z N"/></draw:custom-shape><draw:custom-shape draw:style-name="gr6" draw:text-style-name="P8" svg:width="0.0831in" svg:height="0.0717in" draw:transform="rotate (-1.5707963267949) translate (0.482638888888889in 1.75902777777778in)"><text:p/><draw:enhanced-geometry svg:viewBox="0 0 780 907" draw:type="non-primitive" draw:enhanced-path="M 390 0 L 492 276 780 228 594 457 780 679 492 631 390 907 288 631 0 679 186 457 0 228 288 276 390 0 Z N"/></draw:custom-shape><draw:custom-shape draw:style-name="gr6" draw:text-style-name="P8" svg:width="0.0831in" svg:height="0.0705in" draw:transform="rotate (-1.5707963267949) translate (0.347222222222222in 1.1in)"><text:p/><draw:enhanced-geometry svg:viewBox="0 0 780 907" draw:type="non-primitive" draw:enhanced-path="M 390 0 L 492 276 780 228 594 457 780 679 492 631 390 907 288 631 0 679 186 457 0 228 288 276 390 0 Z N"/></draw:custom-shape></draw:g><draw:g text:anchor-type="char" draw:z-index="5" draw:style-name="gr7"><draw:custom-shape draw:style-name="gr2" draw:text-style-name="P5" svg:width="1.1421in" svg:height="0.4094in" draw:transform="rotate (-1.5707963267949) translate (0.663888888888889in 6.06041666666667in)"><text:p/><draw:enhanced-geometry svg:viewBox="0 0 3946 1408" draw:type="non-primitive" draw:enhanced-path="M 130 629 C 148 814 0 889 19 1074 216 988 612 788 797 685 1013 565 1223 426 1464 315 1834 129 2092 0 2426 0 2760 0 3045 100 3315 259 3630 444 3649 481 3945 759 3612 999 3666 1003 3371 1148 3145 1259 2955 1407 2464 1407 1973 1407 1871 1296 1445 1129 1056 870 917 783 723 666 511 538 165 222 17 166 17 166 112 440 130 629 N"/></draw:custom-shape><draw:custom-shape draw:style-name="gr3" draw:text-style-name="P6" svg:width="0.0835in" svg:height="0.0835in" draw:transform="skewX (0.00837758040957281) rotate (0.785398163397448) translate (0.447222222222222in 6.97638888888889in)"><text:p/><draw:enhanced-geometry svg:viewBox="0 0 21600 21600" draw:glue-points="10800 0 0 10800 10800 21600 21600 10800" draw:path-stretchpoint-x="10800" draw:path-stretchpoint-y="10800" draw:text-areas="?f1 ?f1 ?f2 ?f3" draw:type="cross" draw:modifiers="9586"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 draw:text-style-name="P7" svg:x1="0.4287in" svg:y1="7.1697in" svg:x2="0.3736in" svg:y2="7.1051in"><text:p/></draw:line></draw: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Arial Unicode MS'"/>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 svg:font-family="Gabriola" style:font-family-generic="decorative"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Fishscale" xlink:href="Pictures/10000000000000080000000894C8891BB2FE2671.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loext:contextual-spacing="false" fo:text-align="center" style:justify-single-word="false" fo:text-indent="0in" style:auto-text-indent="false" fo:keep-with-next="always" text:number-lines="false" text:line-number="0"/>
      <style:text-properties style:font-name="Times New Roman" fo:font-family="'Times New Roman'" style:font-family-generic="roman" style:font-pitch="variable" fo:font-size="12pt" style:font-name-asian="MS Mincho" style:font-family-asian="'MS Mincho'" style:font-pitch-asian="variable" style:font-size-asian="12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loext: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parent-style-name="Heading">
      <style:paragraph-properties fo:margin-top="0in" fo:margin-bottom="0.15in" loext:contextual-spacing="false"/>
      <style:text-properties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style:font-weight-complex="bold" fo:hyphenate="false" fo:hyphenation-remain-char-count="2" fo:hyphenation-push-char-count="2"/>
    </style:style>
    <style:style style:name="HeadingRecipeIngredients" style:family="paragraph" style:next-style-name="TextBodyIngredients">
      <style:paragraph-properties fo:margin-top="0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extInstructionsNumbered" style:family="paragraph" style:list-style-name="WW8Num2">
      <style:paragraph-properties fo:margin-left="0.3in" fo:margin-right="0in" fo:orphans="0" fo:widows="0" fo:hyphenation-ladder-count="no-limit" fo:text-indent="-0.3in" style:auto-text-indent="false" text:number-lines="true" text:line-number="0"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fo:hyphenate="false" fo:hyphenation-remain-char-count="2" fo:hyphenation-push-char-count="2"/>
    </style:style>
    <style:style style:name="HeadingRecipeInstructions" style:family="paragraph">
      <style:paragraph-properties fo:margin-top="0.1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TitleRecipeBook" style:family="paragraph" style:next-style-name="Standard">
      <style:paragraph-properties fo:margin-left="0in" fo:margin-right="0in" fo:margin-top="0.2in" fo:margin-bottom="0.2in" loext:contextual-spacing="false" fo:text-align="center" style:justify-single-word="false" fo:orphans="0" fo:widows="0" fo:hyphenation-ladder-count="no-limit" fo:text-indent="0in" style:auto-text-indent="false"/>
      <style:text-properties style:use-window-font-color="true" style:font-name="Gabriola" fo:font-family="Gabriola" style:font-family-generic="decorative" style:font-pitch="variable" fo:font-size="24pt" fo:language="en" fo:country="US" style:text-underline-style="none" fo:font-weight="normal" style:font-name-asian="SimSun1" style:font-family-asian="SimSun" style:font-pitch-asian="variable" style:font-size-asian="24pt" style:language-asian="zh" style:country-asian="CN"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Frame_20_contents" style:display-name="Frame contents" style:family="paragraph" style:parent-style-name="Text_20_body" style:class="extra"/>
    <style:style style:name="TitleSpineRecipeBook" style:family="paragraph" style:parent-style-name="TitleRecipeBook">
      <style:paragraph-properties style:vertical-align="middle"/>
      <style:text-properties style:text-rotation-angle="270" style:text-rotation-scale="line-heigh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language="en" fo:country="US"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language="en" fo:country="U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language="en" fo:country="U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1.5173in" fo:margin-bottom="1.5173in" fo:margin-left="0.5173in" fo:margin-right="0.5173in" fo:border="1.11pt double #000000" style:border-line-width="0.0008in 0.0138in 0.0008in" fo:padding="0.0138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itlePageStyle" style:page-layout-name="Mpm2"/>
    <style:master-page style:name="SpineTitlePageStyl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in d’amande</dc:title>
    <meta:initial-creator>David Holland-Moritz</meta:initial-creator>
    <meta:creation-date>2011-12-23T20:46:00</meta:creation-date>
    <dc:creator>David Holland-Moritz</dc:creator>
    <dc:date>2016-06-19T17:45:40.230952562</dc:date>
    <meta:print-date>2015-09-26T16:49:05.77</meta:print-date>
    <meta:editing-cycles>24</meta:editing-cycles>
    <meta:editing-duration>PT3H36M51S</meta:editing-duration>
    <meta:generator>LibreOffice/5.0.3.2$Linux_X86_64 LibreOffice_project/00m0$Build-2</meta:generator>
    <meta:printed-by>David Holland-Moritz</meta:printed-by>
    <meta:document-statistic meta:table-count="0" meta:image-count="0" meta:object-count="0" meta:page-count="2" meta:paragraph-count="3" meta:word-count="14" meta:character-count="61" meta:non-whitespace-character-count="50"/>
  </office:meta>
</office:document-meta>
</file>